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2" style:parent-style-name="Normal" style:family="paragraph">
      <style:paragraph-properties fo:margin-top="0.0694in" fo:margin-bottom="0.0694in" fo:line-height="100%"/>
    </style:style>
    <style:style style:name="T7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5" style:parent-style-name="Normal" style:family="paragraph">
      <style:paragraph-properties fo:margin-top="0.0694in" fo:margin-bottom="0.0694in" fo:line-height="100%"/>
    </style:style>
    <style:style style:name="T7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8" style:parent-style-name="Normal" style:family="paragraph">
      <style:paragraph-properties fo:margin-top="0.0694in" fo:margin-bottom="0.0694in" fo:line-height="100%"/>
    </style:style>
    <style:style style:name="T7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6" style:parent-style-name="Normal" style:family="paragraph">
      <style:paragraph-properties fo:margin-top="0.0694in" fo:margin-bottom="0.0694in" fo:line-height="100%"/>
    </style:style>
    <style:style style:name="T8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9" style:parent-style-name="Normal" style:family="paragraph">
      <style:paragraph-properties fo:margin-top="0.0694in" fo:margin-bottom="0.0694in" fo:line-height="100%"/>
    </style:style>
    <style:style style:name="T9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7" style:parent-style-name="Normal" style:family="paragraph">
      <style:paragraph-properties fo:margin-top="0.0694in" fo:margin-bottom="0.0694in" fo:line-height="100%"/>
    </style:style>
    <style:style style:name="T9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5" style:parent-style-name="Normal" style:family="paragraph">
      <style:paragraph-properties fo:margin-top="0.0694in" fo:margin-bottom="0.0694in" fo:line-height="100%"/>
    </style:style>
    <style:style style:name="T10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1" style:parent-style-name="Normal" style:family="paragraph">
      <style:paragraph-properties fo:margin-top="0.0694in" fo:margin-bottom="0.0694in" fo:line-height="100%"/>
    </style:style>
    <style:style style:name="T11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13" style:parent-style-name="Normal" style:family="paragraph">
      <style:paragraph-properties fo:margin-top="0.0694in" fo:margin-bottom="0.0694in" fo:line-height="100%"/>
    </style:style>
    <style:style style:name="T11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2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2" style:parent-style-name="Normal" style:family="paragraph">
      <style:paragraph-properties fo:margin-top="0.0694in" fo:margin-bottom="0.0694in" fo:line-height="100%"/>
    </style:style>
    <style:style style:name="T12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2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7" style:parent-style-name="Normal" style:family="paragraph">
      <style:paragraph-properties fo:margin-top="0.0694in" fo:margin-bottom="0.0694in" fo:line-height="100%"/>
    </style:style>
    <style:style style:name="T12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29" style:parent-style-name="Normal" style:family="paragraph">
      <style:paragraph-properties fo:margin-top="0.0694in" fo:margin-bottom="0.0694in" fo:line-height="100%"/>
    </style:style>
    <style:style style:name="T13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5" style:parent-style-name="Normal" style:family="paragraph">
      <style:paragraph-properties fo:margin-top="0.0694in" fo:margin-bottom="0.0694in" fo:line-height="100%"/>
    </style:style>
    <style:style style:name="T13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8" style:parent-style-name="Normal" style:family="paragraph">
      <style:paragraph-properties fo:margin-top="0.0694in" fo:margin-bottom="0.0694in" fo:line-height="100%"/>
    </style:style>
    <style:style style:name="T13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1" style:parent-style-name="Normal" style:family="paragraph">
      <style:paragraph-properties fo:margin-top="0.0694in" fo:margin-bottom="0.0694in" fo:line-height="100%"/>
    </style:style>
    <style:style style:name="T14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6" style:parent-style-name="Normal" style:family="paragraph">
      <style:paragraph-properties fo:margin-top="0.0694in" fo:margin-bottom="0.0694in" fo:line-height="100%"/>
    </style:style>
    <style:style style:name="T14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9" style:parent-style-name="Normal" style:family="paragraph">
      <style:paragraph-properties fo:margin-top="0.0694in" fo:margin-bottom="0.0694in" fo:line-height="100%"/>
    </style:style>
    <style:style style:name="T15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5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Módulo de GUI:</text:h>
      <text:h text:style-name="P2" text:outline-level="4">Clase GUI:</text:h>
      <text:p text:style-name="P3">Esta clase principal se encarga de manejar la interfaz gráfica de usuario y sus interacciones con el resto del sistema. Aquí se definen los diferentes componentes de la interfaz y se implementan los métodos para su configuración y manejo de eventos.</text:p>
      <text:list text:style-name="LFO6" text:continue-numbering="true">
        <text:list-item>
          <text:p text:style-name="P4"><text:span text:style-name="T5">Atributos:</text:span></text:p>
          <text:list text:continue-numbering="true">
            <text:list-item>
              <text:p text:style-name="P6"><text:span text:style-name="T7">ventanaPrincipal</text:span><text:span text:style-name="T8"><text:s/>(JFrame): La ventana principal de la aplicación.</text:span></text:p>
            </text:list-item>
            <text:list-item>
              <text:p text:style-name="P9"><text:span text:style-name="T10">panelLibros</text:span><text:span text:style-name="T11"><text:s/>(PanelLibros): El panel para la gestión de libros.</text:span></text:p>
            </text:list-item>
            <text:list-item>
              <text:p text:style-name="P12"><text:span text:style-name="T13">panelClientes</text:span><text:span text:style-name="T14"><text:s/>(PanelClientes): El panel para la gestión de clientes.</text:span></text:p>
            </text:list-item>
            <text:list-item>
              <text:p text:style-name="P15"><text:span text:style-name="T16">panelVentas</text:span><text:span text:style-name="T17"><text:s/>(PanelVentas): El panel para la gestión de ventas.</text:span></text:p>
            </text:list-item>
            <text:list-item>
              <text:p text:style-name="P18"><text:span text:style-name="T19">panelReportes</text:span><text:span text:style-name="T20"><text:s/>(PanelReportes): El panel para la generación de reportes.</text:span></text:p>
            </text:list-item>
          </text:list>
        </text:list-item>
        <text:list-item>
          <text:p text:style-name="P21"><text:span text:style-name="T22">Métodos:</text:span></text:p>
          <text:list text:continue-numbering="true">
            <text:list-item>
              <text:p text:style-name="P23"><text:span text:style-name="T24">inicializarVentanaPrincipal()</text:span><text:span text:style-name="T25">: Este método inicializa la ventana principal de la aplicación.</text:span></text:p>
            </text:list-item>
            <text:list-item>
              <text:p text:style-name="P26"><text:span text:style-name="T27">configurarComponentes()</text:span><text:span text:style-name="T28">: Configura los componentes de la interfaz.</text:span></text:p>
            </text:list-item>
            <text:list-item>
              <text:p text:style-name="P29"><text:span text:style-name="T30">inicializarEventos()</text:span><text:span text:style-name="T31">: Inicializa los eventos de los componentes.</text:span></text:p>
            </text:list-item>
            <text:list-item>
              <text:p text:style-name="P32"><text:span text:style-name="T33">mostrarVentana()</text:span><text:span text:style-name="T34">: Muestra la ventana principal de la aplicación.</text:span></text:p>
            </text:list-item>
          </text:list>
        </text:list-item>
      </text:list>
      <text:h text:style-name="P35" text:outline-level="4">Subclase PanelLibros:</text:h>
      <text:p text:style-name="P36">Este panel se encarga de la gestión de libros en la tienda.</text:p>
      <text:list text:style-name="LFO7" text:continue-numbering="true">
        <text:list-item>
          <text:p text:style-name="P37"><text:span text:style-name="T38">Atributos:</text:span></text:p>
          <text:list text:continue-numbering="true">
            <text:list-item>
              <text:p text:style-name="P39"><text:span text:style-name="T40">tablaLibros</text:span><text:span text:style-name="T41"><text:s/>(JTable): La tabla que muestra la lista de libros.</text:span></text:p>
            </text:list-item>
            <text:list-item>
              <text:p text:style-name="P42"><text:span text:style-name="T43">btnAgregarLibro</text:span><text:span text:style-name="T44"><text:s/>(JButton): Botón para agregar un nuevo libro.</text:span></text:p>
            </text:list-item>
            <text:list-item>
              <text:p text:style-name="P45"><text:span text:style-name="T46">btnBuscarLibro</text:span><text:span text:style-name="T47"><text:s/>(JButton): Botón para buscar un libro.</text:span></text:p>
            </text:list-item>
            <text:list-item>
              <text:p text:style-name="P48"><text:span text:style-name="T49">txtBusqueda</text:span><text:span text:style-name="T50"><text:s/>(JTextField): Campo de texto para ingresar el criterio de búsqueda.</text:span></text:p>
            </text:list-item>
          </text:list>
        </text:list-item>
        <text:list-item>
          <text:p text:style-name="P51"><text:span text:style-name="T52">Métodos:</text:span></text:p>
          <text:list text:continue-numbering="true">
            <text:list-item>
              <text:p text:style-name="P53"><text:span text:style-name="T54">mostrarListaLibros()</text:span><text:span text:style-name="T55">: Muestra la lista de libros disponibles en la interfaz.</text:span></text:p>
            </text:list-item>
            <text:list-item>
              <text:p text:style-name="P56"><text:span text:style-name="T57">agregarNuevoLibro()</text:span><text:span text:style-name="T58">: Abre un formulario para agregar un nuevo libro al inventario.</text:span></text:p>
            </text:list-item>
            <text:list-item>
              <text:p text:style-name="P59"><text:span text:style-name="T60">buscarLibro(String criterio)</text:span><text:span text:style-name="T61">: Busca un libro en el inventario según un criterio específico.</text:span></text:p>
            </text:list-item>
            <text:list-item>
              <text:p text:style-name="P62"><text:span text:style-name="T63">actualizarListaLibros()</text:span><text:span text:style-name="T64">: Actualiza la lista de libros en la interfaz.</text:span></text:p>
            </text:list-item>
          </text:list>
        </text:list-item>
      </text:list>
      <text:h text:style-name="P65" text:outline-level="4">Subclase PanelClientes:</text:h>
      <text:p text:style-name="P66">Este panel se encarga de la gestión de clientes en la tienda.</text:p>
      <text:list text:style-name="LFO8" text:continue-numbering="true">
        <text:list-item>
          <text:p text:style-name="P67"><text:span text:style-name="T68">Atributos:</text:span></text:p>
          <text:list text:continue-numbering="true">
            <text:list-item>
              <text:p text:style-name="P69"><text:span text:style-name="T70">tablaClientes</text:span><text:span text:style-name="T71"><text:s/>(JTable): La tabla que muestra la lista de clientes.</text:span></text:p>
            </text:list-item>
            <text:list-item>
              <text:p text:style-name="P72"><text:span text:style-name="T73">btnAgregarCliente</text:span><text:span text:style-name="T74"><text:s/>(JButton): Botón para agregar un nuevo cliente.</text:span></text:p>
            </text:list-item>
            <text:list-item>
              <text:p text:style-name="P75"><text:span text:style-name="T76">btnBuscarCliente</text:span><text:span text:style-name="T77"><text:s/>(JButton): Botón para buscar un cliente.</text:span></text:p>
            </text:list-item>
            <text:list-item>
              <text:p text:style-name="P78"><text:span text:style-name="T79">txtBusquedaCliente</text:span><text:span text:style-name="T80"><text:s/>(JTextField): Campo de texto para ingresar el criterio de búsqueda.</text:span></text:p>
            </text:list-item>
          </text:list>
        </text:list-item>
        <text:list-item>
          <text:p text:style-name="P81"><text:span text:style-name="T82">Métodos:</text:span></text:p>
          <text:list text:continue-numbering="true">
            <text:list-item>
              <text:p text:style-name="P83"><text:span text:style-name="T84">mostrarListaClientes()</text:span><text:span text:style-name="T85">: Muestra la lista de clientes registrados en la interfaz.</text:span></text:p>
            </text:list-item>
            <text:list-item>
              <text:p text:style-name="P86"><text:span text:style-name="T87">agregarNuevoCliente()</text:span><text:span text:style-name="T88">: Abre un formulario para agregar un nuevo cliente a la base de datos.</text:span></text:p>
            </text:list-item>
            <text:list-item>
              <text:p text:style-name="P89"><text:span text:style-name="T90">buscarCliente(String criterio)</text:span><text:span text:style-name="T91">: Busca un cliente en la base de datos según un criterio específico.</text:span></text:p>
            </text:list-item>
            <text:list-item>
              <text:p text:style-name="P92"><text:span text:style-name="T93">actualizarListaClientes()</text:span><text:span text:style-name="T94">: Actualiza la lista de clientes en la interfaz.</text:span></text:p>
            </text:list-item>
          </text:list>
        </text:list-item>
      </text:list>
      <text:h text:style-name="P95" text:outline-level="4">Subclase PanelVentas:</text:h>
      <text:p text:style-name="P96">Este panel se encarga de registrar y mostrar las ventas realizadas en la tienda.</text:p>
      <text:list text:style-name="LFO9" text:continue-numbering="true">
        <text:list-item>
          <text:p text:style-name="P97"><text:span text:style-name="T98">Atributos:</text:span></text:p>
          <text:list text:continue-numbering="true">
            <text:list-item>
              <text:p text:style-name="P99"><text:span text:style-name="T100">tablaVentas</text:span><text:span text:style-name="T101"><text:s/>(JTable): La tabla que muestra el historial de ventas.</text:span></text:p>
            </text:list-item>
            <text:list-item>
              <text:p text:style-name="P102"><text:span text:style-name="T103">btnNuevaVenta</text:span><text:span text:style-name="T104"><text:s/>(JButton): Botón para registrar una nueva venta.</text:span></text:p>
            </text:list-item>
            <text:list-item>
              <text:p text:style-name="P105"><text:span text:style-name="T106">btnBuscarVenta</text:span><text:span text:style-name="T107"><text:s/>(JButton): Botón para buscar una venta.</text:span></text:p>
            </text:list-item>
            <text:list-item>
              <text:p text:style-name="P108"><text:span text:style-name="T109">txtBusquedaVenta</text:span><text:span text:style-name="T110"><text:s/>(JTextField): Campo de texto para ingresar el criterio de búsqueda.</text:span></text:p>
            </text:list-item>
          </text:list>
        </text:list-item>
        <text:list-item>
          <text:p text:style-name="P111"><text:span text:style-name="T112">Métodos:</text:span></text:p>
          <text:list text:continue-numbering="true">
            <text:list-item>
              <text:p text:style-name="P113"><text:span text:style-name="T114">mostrarHistorialVentas()</text:span><text:span text:style-name="T115">: Muestra el historial de ventas realizadas en la interfaz.</text:span></text:p>
            </text:list-item>
            <text:list-item>
              <text:p text:style-name="P116"><text:span text:style-name="T117">registrarNuevaVenta()</text:span><text:span text:style-name="T118">: Abre un formulario para registrar una nueva venta en el sistema.</text:span></text:p>
            </text:list-item>
            <text:list-item>
              <text:p text:style-name="P119"><text:span text:style-name="T120">calcularTotalVenta(Venta venta)</text:span><text:span text:style-name="T121">: Calcula el total de una venta específica y lo muestra en la interfaz.</text:span></text:p>
            </text:list-item>
            <text:list-item>
              <text:p text:style-name="P122"><text:span text:style-name="T123">buscarVenta(String criterio)</text:span><text:span text:style-name="T124">: Busca una venta en el historial según un criterio específico.</text:span></text:p>
            </text:list-item>
          </text:list>
        </text:list-item>
      </text:list>
      <text:h text:style-name="P125" text:outline-level="4">Subclase PanelReportes:</text:h>
      <text:p text:style-name="P126">Este panel se encarga de generar diferentes tipos de informes y reportes sobre las operaciones de la tienda.</text:p>
      <text:list text:style-name="LFO10" text:continue-numbering="true">
        <text:list-item>
          <text:p text:style-name="P127"><text:span text:style-name="T128">Atributos:</text:span></text:p>
          <text:list text:continue-numbering="true">
            <text:list-item>
              <text:p text:style-name="P129"><text:span text:style-name="T130">btnGenerarReporteVentas</text:span><text:span text:style-name="T131"><text:s/>(JButton): Botón para generar un reporte de ventas.</text:span></text:p>
            </text:list-item>
            <text:list-item>
              <text:p text:style-name="P132"><text:span text:style-name="T133">btnGenerarReporteClientes</text:span><text:span text:style-name="T134"><text:s/>(JButton): Botón para generar un reporte de clientes.</text:span></text:p>
            </text:list-item>
            <text:list-item>
              <text:p text:style-name="P135"><text:span text:style-name="T136">btnGenerarReporteLibros</text:span><text:span text:style-name="T137"><text:s/>(JButton): Botón para generar un reporte de libros.</text:span></text:p>
            </text:list-item>
            <text:list-item>
              <text:p text:style-name="P138"><text:span text:style-name="T139">areaTextoReporte</text:span><text:span text:style-name="T140"><text:s/>(JTextArea): Área de texto para mostrar los reportes generados.</text:span></text:p>
            </text:list-item>
          </text:list>
        </text:list-item>
        <text:list-item>
          <text:p text:style-name="P141"><text:span text:style-name="T142">Métodos:</text:span></text:p>
          <text:list text:continue-numbering="true">
            <text:list-item>
              <text:p text:style-name="P143"><text:span text:style-name="T144">generarReporteVentas()</text:span><text:span text:style-name="T145">: Genera un reporte de las ventas realizadas en un período específico.</text:span></text:p>
            </text:list-item>
            <text:list-item>
              <text:p text:style-name="P146"><text:span text:style-name="T147">generarReporteClientes()</text:span><text:span text:style-name="T148">: Genera un reporte de los clientes registrados en la tienda.</text:span></text:p>
            </text:list-item>
            <text:list-item>
              <text:p text:style-name="P149"><text:span text:style-name="T150">generarReporteLibros()</text:span><text:span text:style-name="T151">: Genera un reporte del inventario de libros disponibles en la tienda.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fo:hyphenate="false"/>
    </style: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Durán Poblador</meta:initial-creator>
    <dc:creator>jorge Durán Poblador</dc:creator>
    <meta:creation-date>2024-03-27T11:43:00Z</meta:creation-date>
    <dc:date>2024-03-27T11:47:00Z</dc:date>
    <meta:template xlink:href="Normal.dotm" xlink:type="simple"/>
    <meta:editing-cycles>1</meta:editing-cycles>
    <meta:editing-duration>PT240S</meta:editing-duration>
    <meta:document-statistic meta:page-count="3" meta:paragraph-count="7" meta:word-count="589" meta:character-count="3824" meta:row-count="27" meta:non-whitespace-character-count="3242"/>
  </office:meta>
</office:document-meta>
</file>